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Vollkorn Semibold1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"/>
    </style:style>
    <style:style style:name="T7" style:family="text">
      <style:text-properties style:font-name="Vollkorn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6">Motivatio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7">What about Tor?!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Some sta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7">Last semester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6">Threat model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7">Current design overview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Flow cha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6">Data stor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7">Clientsid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UI screenshot(s)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6">Crypto in Javascript?!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6">Collaboration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7">Attacks?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1T0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6">In the next month...</text:span>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6">Even further out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03T21:25:56.522080189</dc:date>
    <meta:editing-duration>PT12M9S</meta:editing-duration>
    <meta:editing-cycles>8</meta:editing-cycles>
    <meta:generator>LibreOffice/4.2.7.2$Linux_X86_64 LibreOffice_project/420m0$Build-2</meta:generator>
    <meta:document-statistic meta:object-count="85"/>
  </office:meta>
</office:document-meta>
</file>